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479f8" officeooo:paragraph-rsid="000479f8"/>
    </style:style>
    <style:style style:name="P2" style:family="paragraph" style:parent-style-name="Text_20_body" style:list-style-name="L1">
      <style:text-properties officeooo:rsid="000479f8" officeooo:paragraph-rsid="000479f8"/>
    </style:style>
    <style:style style:name="P3" style:family="paragraph" style:parent-style-name="Title">
      <style:text-properties officeooo:rsid="000479f8" officeooo:paragraph-rsid="000479f8"/>
    </style:style>
    <style:style style:name="T1" style:family="text">
      <style:text-properties officeooo:rsid="000600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8 A memo about company cyber security</text:p>
      <text:p text:style-name="P1"/>
      <text:list text:style-name="L1">
        <text:list-item>
          <text:p text:style-name="P2">Who is Ed Robinson?<text:line-break/>Ed Robinson is from the Information Technology (IT) department.</text:p>
        </text:list-item>
        <text:list-item>
          <text:p text:style-name="P2">What is the purpose of the memo?<text:line-break/>Remind all employees of the company's safety policy.</text:p>
        </text:list-item>
        <text:list-item>
          <text:p text:style-name="P2">Who can access sensitive data?<text:line-break/>Only employees who have administrative privileges.</text:p>
        </text:list-item>
        <text:list-item>
          <text:p text:style-name="P2">What does he say about the use of social media?<text:line-break/>They must not used on work computer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1:21:20.722413506</meta:creation-date>
    <dc:date>2023-12-29T11:57:44.142802835</dc:date>
    <meta:editing-duration>PT31S</meta:editing-duration>
    <meta:editing-cycles>1</meta:editing-cycles>
    <meta:document-statistic meta:table-count="0" meta:image-count="0" meta:object-count="0" meta:page-count="1" meta:paragraph-count="5" meta:word-count="67" meta:character-count="380" meta:non-whitespace-character-count="322"/>
    <meta:generator>LibreOffice/7.6.4.1$Linux_X86_64 LibreOffice_project/60$Build-1</meta:generator>
  </office:meta>
</office:document-meta>
</file>